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jun Baokar</text:p>
      <text:p text:style-name="P2"/>
      <text:p text:style-name="P2">I'm currently working with on Sanjay implementing different a few different dimensionality reduction schemes in Python, with the original goal to implement it with one of the AMPLab's machine learning projects. However, it seems that specifications changed, so we're planning to use those techniques with CAFE for now.</text:p>
      <text:p text:style-name="P2"/>
      <text:p text:style-name="P2">Current state of project:</text:p>
      <text:p text:style-name="P2">Designed and built own framework for all algorithms to maximize utility, as well as make adding new algorithms and datasets very simple.</text:p>
      <text:p text:style-name="P2">PCA is implemented in framework.</text:p>
      <text:p text:style-name="P2">Bourgain Embedding is in progress.</text:p>
      <text:p text:style-name="P2"/>
      <text:p text:style-name="P2">6 Week Goals:</text:p>
      <text:p text:style-name="P2">Week 1 – Finish Bourgain Embedding</text:p>
      <text:p text:style-name="P2">Week 2 – Implement random projections</text:p>
      <text:p text:style-name="P2">Week 3 – Implement LSH potentially</text:p>
      <text:p text:style-name="P2">Weeks 4-6 – I'm not quite sure on what will be required next, so I cannot say what I will be doing for these weeks. Sanjay and I will be meeting to discuss next steps. I may be working on the data cleaning project, or continue with other things that CAFE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jun </meta:initial-creator>
    <meta:creation-date>2013-11-01T10:27:54</meta:creation-date>
    <dc:date>2013-11-01T10:36:14</dc:date>
    <dc:creator>Arjun </dc:creator>
    <meta:editing-duration>P0D</meta:editing-duration>
    <meta:editing-cycles>1</meta:editing-cycles>
    <meta:document-statistic meta:table-count="0" meta:image-count="0" meta:object-count="0" meta:page-count="1" meta:paragraph-count="11" meta:word-count="159" meta:character-count="936" meta:non-whitespace-character-count="788"/>
    <meta:generator>LibreOffice/3.5$Linux_X86_64 LibreOffice_project/350m1$Build-2</meta:generator>
  </office:meta>
</office:document-meta>
</file>